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b2b2b2" draw:marker-start-width="0.279cm" draw:marker-end-width="0.279cm" draw:fill="solid" draw:fill-color="#000000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b2b2b2" draw:marker-start-width="0.279cm" draw:marker-end-width="0.279cm" draw:fill="solid" draw:fill-color="#ffd700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b2b2b2" draw:marker-start-width="0.279cm" draw:marker-end-width="0.279cm" draw:fill="solid" draw:fill-color="#ff0000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b2b2b2" draw:marker-start-width="0.279cm" draw:marker-end-width="0.279cm" draw:fill="solid" draw:fill-color="#0080ff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d700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0080ff"/>
      <style:paragraph-properties fo:text-align="center"/>
    </style:style>
    <style:style style:name="P5" style:family="paragraph">
      <style:paragraph-properties fo:text-align="center"/>
      <style:text-properties fo:font-size="68pt" style:font-size-asian="68pt" style:font-size-complex="68pt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68pt" fo:font-weight="bold" style:font-size-asian="68pt" style:font-weight-asian="bold" style:font-size-complex="68pt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Ubuntu" fo:font-size="68pt" fo:font-weight="bold" style:font-size-asian="68pt" style:font-weight-asian="bold" style:font-size-complex="6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4cm" svg:height="1.4cm" svg:x="0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2.6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5.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0cm" svg:y="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.4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4cm" svg:x="2.8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5.6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7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8.4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9.8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1.2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2.6cm" svg:y="8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4cm" svg:x="15.4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6.8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8.2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9.6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1cm" svg:y="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2.4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4cm" svg:x="23.8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5.2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6.6cm" svg:y="8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2.6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4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5.2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5.2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1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0cm" svg:y="1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.4cm" svg:y="1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4cm" svg:x="2.8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4.2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5.6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7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8.4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9.8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1.2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1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4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5.4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6.8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8.2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9.6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1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2.4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3.8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5.2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6.6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2.6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4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5.2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5.2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5.2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5.2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2.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5.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1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7.973cm" svg:height="4cm" svg:x="0.014cm" svg:y="0.05cm">
          <draw:text-box>
            <text:p text:style-name="P5"><text:span text:style-name="T1">Wireworld Simulator</text:span></text:p>
          </draw:text-box>
        </draw:frame>
        <draw:custom-shape draw:style-name="gr1" draw:text-style-name="P1" draw:layer="layout" svg:width="1.4cm" svg:height="1.4cm" svg:x="0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5.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5.2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6cm" fo:margin-bottom="0cm" fo:text-indent="0cm"/>
      <style:text-properties fo:font-size="37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cm" fo:margin-bottom="0cm" fo:text-indent="0cm"/>
      <style:text-properties fo:font-size="3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9cm" fo:margin-bottom="0cm" fo:text-indent="0cm"/>
      <style:text-properties fo:font-size="26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29cm" presentation:class="title" presentation:placeholder="true">
        <draw:text-box/>
      </draw:frame>
      <draw:frame presentation:style-name="Default-outline1" draw:layer="backgroundobjects" svg:width="25.199cm" svg:height="12.179cm" svg:x="1.4cm" svg:y="4.90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2T23:15:36.876108566</meta:creation-date>
    <dc:date>2024-07-05T16:42:09.975422434</dc:date>
    <meta:editing-duration>PT1H35M22S</meta:editing-duration>
    <meta:editing-cycles>23</meta:editing-cycles>
    <meta:generator>LibreOffice/6.0.7.3$Linux_X86_64 LibreOffice_project/00m0$Build-3</meta:generator>
    <meta:document-statistic meta:object-count="264"/>
  </office:meta>
</office:document-meta>
</file>